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7.026cm"/>
    </style:style>
    <style:style style:name="co3" style:family="table-column">
      <style:table-column-properties fo:break-before="auto" style:column-width="2.671cm"/>
    </style:style>
    <style:style style:name="co4" style:family="table-column">
      <style:table-column-properties fo:break-before="auto" style:column-width="1.903cm"/>
    </style:style>
    <style:style style:name="co5" style:family="table-column">
      <style:table-column-properties fo:break-before="auto" style:column-width="5.867cm"/>
    </style:style>
    <style:style style:name="co6" style:family="table-column">
      <style:table-column-properties fo:break-before="auto" style:column-width="2.101cm"/>
    </style:style>
    <style:style style:name="co7" style:family="table-column">
      <style:table-column-properties fo:break-before="auto" style:column-width="3.918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4.57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example_20_1">
      <style:table-properties table:display="true" style:writing-mode="lr-tb"/>
    </style:style>
    <style:style style:name="ta2" style:family="table" style:master-page-name="PageStyle_5f_example_20_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rotation-align="none"/>
    </style:style>
    <style:style style:name="ce4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5" style:family="table-cell" style:parent-style-name="Excel_20_Built-in_20_Normal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 style:data-style-name="N106"/>
    <style:style style:name="ce7" style:family="table-cell" style:parent-style-name="Excel_20_Built-in_20_Normal" style:data-style-name="N5109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ample 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default-cell-style-name="Excel_20_Built-in_20_Normal"/>
        <table:table-column table:style-name="co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/>
          <table:table-cell table:style-name="ce1" office:value-type="string">
            <text:p>Project budjet for a compan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ype of expense: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Personnel cost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erson moths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alary per month</text:p>
          </table:table-cell>
          <table:table-cell table:style-name="ce6" office:value-type="float" office:value="4000">
            <text:p>4 000 €</text:p>
          </table:table-cell>
          <table:table-cell table:number-columns-repeated="2"/>
          <table:table-cell table:style-name="ce6"/>
          <table:table-cell table:number-columns-repeated="1018"/>
        </table:table-row>
        <table:table-row table:style-name="ro1">
          <table:table-cell/>
          <table:table-cell office:value-type="string">
            <text:p>Salary side costs (indirect salary cocts)</text:p>
          </table:table-cell>
          <table:table-cell table:style-name="ce6" table:formula="of:=[.D7]*[.C6]" office:value-type="float" office:value="1800">
            <text:p>1 800 €</text:p>
          </table:table-cell>
          <table:table-cell table:style-name="ce7" office:value-type="percentage" office:value="0.45">
            <text:p>45 %</text:p>
          </table:table-cell>
          <table:table-cell office:value-type="string">
            <text:p>company specific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eneral costs of company</text:p>
          </table:table-cell>
          <table:table-cell table:style-name="ce6" table:formula="of:=[.D8]*([.C6]+[.C7])" office:value-type="float" office:value="1740">
            <text:p>1 740 €</text:p>
          </table:table-cell>
          <table:table-cell table:style-name="ce7" office:value-type="percentage" office:value="0.3">
            <text:p>30 %</text:p>
          </table:table-cell>
          <table:table-cell office:value-type="string">
            <text:p>company specific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/>
          <table:table-cell table:style-name="ce7"/>
          <table:table-cell table:number-columns-repeated="1020"/>
        </table:table-row>
        <table:table-row table:style-name="ro1">
          <table:table-cell/>
          <table:table-cell table:style-name="ce2" office:value-type="string">
            <text:p>Personnel costs total</text:p>
          </table:table-cell>
          <table:table-cell table:style-name="ce6" table:formula="of:=SUM([.C6:.C8])*[.C5]" office:value-type="float" office:value="90480">
            <text:p>90 480 €</text:p>
          </table:table-cell>
          <table:table-cell table:style-name="ce7"/>
          <table:table-cell table:number-columns-repeated="1020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/>
          <table:table-cell table:style-name="ce3" office:value-type="string">
            <text:p>Travel </text:p>
          </table:table-cell>
          <table:table-cell table:style-name="ce6" office:value-type="float" office:value="1000">
            <text:p>1 000 €</text:p>
          </table:table-cell>
          <table:table-cell office:value-type="string">
            <text:p>VAT excluded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Equipment</text:p>
          </table:table-cell>
          <table:table-cell table:style-name="ce6" office:value-type="float" office:value="1000">
            <text:p>1 00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Licences</text:p>
          </table:table-cell>
          <table:table-cell table:style-name="ce6" office:value-type="float" office:value="500">
            <text:p>500 €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Consumables and materials</text:p>
          </table:table-cell>
          <table:table-cell table:style-name="ce6" office:value-type="float" office:value="100">
            <text:p>100 €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Subcontracting</text:p>
          </table:table-cell>
          <table:table-cell table:style-name="ce6" office:value-type="float" office:value="2000">
            <text:p>2 000 €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Other costs</text:p>
          </table:table-cell>
          <table:table-cell table:style-name="ce6" office:value-type="float" office:value="1000">
            <text:p>1 000 €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Other costs total</text:p>
          </table:table-cell>
          <table:table-cell table:style-name="ce6" table:formula="of:=SUM([.C12:.C17])" office:value-type="float" office:value="5600">
            <text:p>5 600 €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project expences</text:p>
          </table:table-cell>
          <table:table-cell table:style-name="ce6" table:formula="of:=[.C10]+[.C18]" office:value-type="float" office:value="96080">
            <text:p>96 080 €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Profit</text:p>
          </table:table-cell>
          <table:table-cell table:style-name="ce6" table:formula="of:=[.D21]*[.C20]" office:value-type="float" office:value="57648">
            <text:p>57 648 €</text:p>
          </table:table-cell>
          <table:table-cell table:style-name="ce7" office:value-type="percentage" office:value="0.6">
            <text:p>60 %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Price of the project</text:p>
          </table:table-cell>
          <table:table-cell table:style-name="ce6" table:formula="of:=SUM([.C20:.C21])" office:value-type="float" office:value="153728">
            <text:p>153 728 €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Value added tax (ALV)</text:p>
          </table:table-cell>
          <table:table-cell table:style-name="ce6" table:formula="of:=[.C22]*[.D23]" office:value-type="float" office:value="35357.44">
            <text:p>35 357 €</text:p>
          </table:table-cell>
          <table:table-cell table:style-name="ce7" office:value-type="percentage" office:value="0.23">
            <text:p>23 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project invoice (vat 23% inc)</text:p>
          </table:table-cell>
          <table:table-cell table:style-name="ce6" table:formula="of:=[.C22]+[.C23]" office:value-type="float" office:value="189085.44">
            <text:p>189 085 €</text:p>
          </table:table-cell>
          <table:table-cell table:number-columns-repeated="102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ample 2" table:style-name="ta2" table:print="false">
        <table:table-column table:style-name="co1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" table:number-columns-repeated="1017" table:default-cell-style-name="Excel_20_Built-in_20_Normal"/>
        <table:table-row table:style-name="ro1">
          <table:table-cell/>
          <table:table-cell table:style-name="ce1" office:value-type="string">
            <text:p>Project costs (personal example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ype of expense: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Personnel cost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Working hours</text:p>
          </table:table-cell>
          <table:table-cell office:value-type="float" office:value="650">
            <text:p>650</text:p>
          </table:table-cell>
          <table:table-cell table:number-columns-repeated="2"/>
          <table:table-cell office:value-type="string">
            <text:p>Salary after taxes?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alary per hour</text:p>
          </table:table-cell>
          <table:table-cell table:style-name="ce6" office:value-type="float" office:value="14">
            <text:p>14 €</text:p>
          </table:table-cell>
          <table:table-cell table:number-columns-repeated="2"/>
          <table:table-cell table:style-name="ce6" table:formula="of:=[.C6]*0.6" office:value-type="float" office:value="8.4">
            <text:p>8 €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alaries for project</text:p>
          </table:table-cell>
          <table:table-cell table:style-name="ce6" table:formula="of:=[.C6]*[.C5]" office:value-type="float" office:value="9100">
            <text:p>9 100 €</text:p>
          </table:table-cell>
          <table:table-cell table:number-columns-repeated="2"/>
          <table:table-cell table:style-name="ce6" table:formula="of:=[.F6]*[.C5]" office:value-type="float" office:value="5460">
            <text:p>5 460 €</text:p>
          </table:table-cell>
          <table:table-cell office:value-type="string">
            <text:p>all 3 person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Indirect employee costs</text:p>
          </table:table-cell>
          <table:table-cell table:style-name="ce6" table:formula="of:=[.D8]*[.C7]" office:value-type="float" office:value="3640">
            <text:p>3 640 €</text:p>
          </table:table-cell>
          <table:table-cell table:style-name="ce7" office:value-type="percentage" office:value="0.4">
            <text:p>40 %</text:p>
          </table:table-cell>
          <table:table-cell/>
          <table:table-cell table:style-name="ce6" table:formula="of:=[.F7]/3" office:value-type="float" office:value="1820">
            <text:p>1 820 €</text:p>
          </table:table-cell>
          <table:table-cell office:value-type="string">
            <text:p>per person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Personnel costs total</text:p>
          </table:table-cell>
          <table:table-cell table:style-name="ce6" table:formula="of:=[.C6]+[.C7]+[.C8]" office:value-type="float" office:value="12754">
            <text:p>12 754 €</text:p>
          </table:table-cell>
          <table:table-cell table:style-name="ce7"/>
          <table:table-cell table:number-columns-repeated="1020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/>
          <table:table-cell table:style-name="ce3" office:value-type="string">
            <text:p>Travel </text:p>
          </table:table-cell>
          <table:table-cell table:style-name="ce6" office:value-type="float" office:value="50">
            <text:p>50 €</text:p>
          </table:table-cell>
          <table:table-cell office:value-type="string">
            <text:p>VAT excluded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Equipment</text:p>
          </table:table-cell>
          <table:table-cell table:style-name="ce6" office:value-type="float" office:value="0">
            <text:p>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Licences</text:p>
          </table:table-cell>
          <table:table-cell table:style-name="ce6" office:value-type="float" office:value="0">
            <text:p>0 €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Consumables and material</text:p>
          </table:table-cell>
          <table:table-cell table:style-name="ce6" office:value-type="float" office:value="50">
            <text:p>50 €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Subcontracting</text:p>
          </table:table-cell>
          <table:table-cell table:style-name="ce6" office:value-type="float" office:value="0">
            <text:p>0 €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Other costs</text:p>
          </table:table-cell>
          <table:table-cell table:style-name="ce6" office:value-type="float" office:value="0">
            <text:p>0 €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Other costs total</text:p>
          </table:table-cell>
          <table:table-cell table:style-name="ce6" table:formula="of:=SUM([.C11:.C16])" office:value-type="float" office:value="100">
            <text:p>1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/>
          <table:table-cell table:style-name="ce1" office:value-type="string">
            <text:p>Total project expences</text:p>
          </table:table-cell>
          <table:table-cell table:style-name="ce6" table:formula="of:=[.C9]+[.C17]" office:value-type="float" office:value="12854">
            <text:p>12 854 €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>
            <text:p>Profit</text:p>
          </table:table-cell>
          <table:table-cell table:style-name="ce6" table:formula="of:=[.D20]*[.C19]" office:value-type="float" office:value="0">
            <text:p>0 €</text:p>
          </table:table-cell>
          <table:table-cell table:style-name="ce7" office:value-type="percentage" office:value="0">
            <text:p>0 %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Price of the project</text:p>
          </table:table-cell>
          <table:table-cell table:style-name="ce6" table:formula="of:=SUM([.C19:.C20])" office:value-type="float" office:value="12854">
            <text:p>12 854 €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Price of the project (vat 23% inc)</text:p>
          </table:table-cell>
          <table:table-cell table:style-name="ce6" table:formula="of:=1.23*[.C21]" office:value-type="float" office:value="15810.42">
            <text:p>15 810 €</text:p>
          </table:table-cell>
          <table:table-cell table:style-name="ce7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>
            <text:p>VAT is different for different cost types (travel, equipment)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5000" number:language="fi" number:country="FI">
      <number:number number:min-integer-digits="1"/>
    </number:number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5106P0" style:volatile="true" number:language="fi" number:country="FI">
      <number:number number:decimal-places="0" number:min-integer-digits="1" number:grouping="true"/>
      <number:text> €</number:text>
    </number:number-style>
    <number:number-style style:name="N5106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6P0"/>
    </number:number-style>
    <number:number-style style:name="N5107P0" style:volatile="true" number:language="fi" number:country="FI">
      <number:number number:decimal-places="2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fi" number:country="FI">
      <number:number number:decimal-places="2" number:min-integer-digits="1" number:grouping="true"/>
      <number:text> €</number:text>
    </number:number-style>
    <number:number-style style:name="N5108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percentage-style style:name="N5109" number:language="fi" number:country="FI">
      <number:number number:decimal-places="0" number:min-integer-digits="1"/>
      <number:text> %</number:text>
    </number:percentage-style>
    <number:percentage-style style:name="N5110" number:language="fi" number:country="FI">
      <number:number number:decimal-places="2" number:min-integer-digits="1"/>
      <number:text> %</number:text>
    </number:percentage-style>
    <number:date-style style:name="N5111" number:language="fi" number:country="FI">
      <number:day/>
      <number:text>.</number:text>
      <number:month number:textual="true"/>
      <number:text>.</number:text>
      <number:year/>
    </number:date-style>
    <number:date-style style:name="N5112" number:language="fi" number:country="FI">
      <number:day/>
      <number:text>.</number:text>
      <number:month number:textual="true"/>
    </number:date-style>
    <number:date-style style:name="N5113" number:language="fi" number:country="FI">
      <number:month number:textual="true"/>
      <number:text>.</number:text>
      <number:year/>
    </number:date-style>
    <number:time-style style:name="N5114" number:language="fi" number:country="FI">
      <number:hours/>
      <number:text>:</number:text>
      <number:minutes number:style="long"/>
      <number:text> </number:text>
      <number:am-pm/>
    </number:time-style>
    <number:time-style style:name="N5115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fi" number:country="FI">
      <number:hours/>
      <number:text>:</number:text>
      <number:minutes number:style="long"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18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19P0" style:volatile="true" number:language="fi" number:country="FI">
      <number:number number:decimal-places="0" number:min-integer-digits="1" number:grouping="true"/>
      <number:text>   </number:text>
    </number:number-style>
    <number:number-style style:name="N5119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i" number:country="FI">
      <number:number number:decimal-places="0" number:min-integer-digits="1" number:grouping="true"/>
      <number:text>   </number:text>
    </number:number-style>
    <number:number-style style:name="N5120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fi" number:country="FI">
      <number:number number:decimal-places="2" number:min-integer-digits="1" number:grouping="true"/>
      <number:text>   </number:text>
    </number:number-style>
    <number:number-style style:name="N5121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fi" number:country="FI">
      <number:number number:decimal-places="2" number:min-integer-digits="1" number:grouping="true"/>
      <number:text>   </number:text>
    </number:number-style>
    <number:number-style style:name="N5122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23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23P2" style:volatile="true" number:language="fi" number:country="FI">
      <number:text> -    </number:text>
    </number:number-style>
    <number:text-style style:name="N5123" number:language="fi" number:country="FI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2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24P2" style:volatile="true" number:language="fi" number:country="FI">
      <number:text> - € </number:text>
    </number:number-style>
    <number:text-style style:name="N5124" number:language="fi" number:country="FI">
      <number:text> </number:text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number-style style:name="N5125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25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25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25" number:language="fi" number:country="FI">
      <number:text> </number:text>
      <number:text-content/>
      <number:text> </number:text>
      <style:map style:condition="value()&gt;0" style:apply-style-name="N5125P0"/>
      <style:map style:condition="value()&lt;0" style:apply-style-name="N5125P1"/>
      <style:map style:condition="value()=0" style:apply-style-name="N5125P2"/>
    </number:text-style>
    <number:number-style style:name="N5126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26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26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26" number:language="fi" number:country="FI">
      <number:text> </number:text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time-style style:name="N5127" number:language="fi" number:country="FI">
      <number:minutes number:style="long"/>
      <number:text>:</number:text>
      <number:seconds number:style="long"/>
    </number:time-style>
    <number:time-style style:name="N5128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9" number:language="fi" number:country="FI">
      <number:minutes number:style="long"/>
      <number:text>:</number:text>
      <number:seconds number:style="long" number:decimal-places="1"/>
    </number:time-style>
    <number:number-style style:name="N5130" number:language="fi" number:country="FI">
      <number:scientific-number number:decimal-places="1" number:min-integer-digits="3" number:min-exponent-digits="1"/>
    </number:number-style>
    <number:number-style style:name="N5131P0" style:volatile="true" number:language="fi" number:country="FI">
      <number:number number:decimal-places="0" number:min-integer-digits="1" number:grouping="true"/>
      <number:text> €</number:text>
    </number:number-style>
    <number:number-style style:name="N5131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31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1">01.11.2012</text:date>, <text:time>13:4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ample_20_1" style:display-name="PageStyle_exampl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ample_20_2" style:display-name="PageStyle_exampl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1-01T13:40:51.06</dc:date>
    <dc:creator>Joni-Matti Määttä</dc:creator>
    <meta:generator>OpenOffice.org/3.3$Win32 OpenOffice.org_project/330m20$Build-9567</meta:generator>
    <meta:editing-duration>PT5M24S</meta:editing-duration>
    <meta:editing-cycles>2</meta:editing-cycles>
    <meta:document-statistic meta:table-count="3" meta:cell-count="89" meta:object-count="0"/>
  </office:meta>
</office:document-meta>
</file>